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sec Hydra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istributed wear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Python SDK for wearables</text:p>
              </text:list-item>
              <text:list-item>
                <text:p>Build a communication network between devices, backends and frontends</text:p>
              </text:list-item>
              <text:list-item>
                <text:p>Port openspacial specification to Python</text:p>
              </text:list-item>
              <text:list-item>
                <text:p>Write an amazing spaceship dog-fighting-game using the Nod ring as a controlle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paceship-dog-fighting g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ilt un Unity 3D</text:p>
              </text:list-item>
              <text:list-item>
                <text:p>Space Lazor</text:p>
              </text:list-item>
              <text:list-item>
                <text:p>Space</text:p>
              </text:list-item>
              <text:list-item>
                <text:p>Space rocks</text:p>
              </text:list-item>
              <text:list-item>
                <text:p>Spacesh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mercial perspec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line multiplayer games using wearables</text:p>
              </text:list-item>
              <text:list-item>
                <text:p>Relaunch the sp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back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ilt as a web application</text:p>
              </text:list-item>
              <text:list-item>
                <text:p>Written in Python</text:p>
              </text:list-item>
              <text:list-item>
                <text:p>Access devices using Bluetooth</text:p>
              </text:list-item>
              <text:list-item>
                <text:p>Transmit device notifications through WebSockets to connected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ocket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sed on WebSocket</text:p>
              </text:list-item>
              <text:list-item>
                <text:p>Full duplex communication</text:p>
              </text:list-item>
              <text:list-item>
                <text:p>Handles connection and disconnection</text:p>
              </text:list-item>
              <text:list-item>
                <text:p>Handles message and custom events</text:p>
              </text:list-item>
              <text:list-item>
                <text:p>Scal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lue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bluez does not support LE device</text:p>
              </text:list-item>
              <text:list-item>
                <text:p>We hacked using bluepy</text:p>
              </text:list-item>
              <text:list-item>
                <text:p>We hacked again using gatttool to enable notification on the device</text:p>
              </text:list-item>
              <text:list-item>
                <text:p>It wor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lask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web microframework</text:p>
              </text:list-item>
              <text:list-item>
                <text:p>Bindings for socketi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 we got wor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uetooth communication and notification</text:p>
              </text:list-item>
              <text:list-item>
                <text:p>An amazing spaceship-dog-fighting game</text:p>
              </text:list-item>
              <text:list-item>
                <text:p>A usable backend</text:p>
              </text:list-item>
              <text:list-item>
                <text:p>Connection between frontend and backe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laume Poirier-Morency</meta:initial-creator>
    <meta:creation-date>2014-09-28T14:09:06.999860543</meta:creation-date>
    <dc:date>2014-09-28T14:35:33.519860690</dc:date>
    <dc:creator>Guillaume Poirier-Morency</dc:creator>
    <meta:editing-duration>PT9M58S</meta:editing-duration>
    <meta:editing-cycles>1</meta:editing-cycles>
    <meta:generator>LibreOffice/4.3.2.2.0$Linux_X86_64 LibreOffice_project/430$Build-2</meta:generator>
    <meta:document-statistic meta:object-count="57"/>
  </office:meta>
</office:document-meta>
</file>